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5.22cm" style:use-optimal-column-width="false"/>
    </style:style>
    <style:style style:name="co2" style:family="table-column">
      <style:table-column-properties style:column-width="70.716cm" style:use-optimal-column-width="false"/>
    </style:style>
    <style:style style:name="ro1" style:family="table-row">
      <style:table-row-properties style:row-height="19.184cm" style:use-optimal-row-height="false"/>
    </style:style>
    <style:style style:name="ro2" style:family="table-row">
      <style:table-row-properties style:row-height="38.074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pt" style:font-name-asian="Liberation Sans1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5.935cm" svg:height="209.55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ہیں علیؑ کے اٹھارہ ہی بیٹے علیؑ</text:span><text:span text:style-name="T1"><text:line-break/></text:span><text:span text:style-name="T1">پر سبھی میں علمد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داستانِ شجاعت کا داریں میں</text:span><text:span text:style-name="T1"><text:line-break/></text:span><text:span text:style-name="T1">ایک بے مثل کردار عباسؑ ہے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پیار ہے مصطفی کا حسینؑ و حسنؑ</text:span><text:span text:style-name="T1"><text:line-break/></text:span><text:span text:style-name="T1">اور حسنینؑ کا پی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ان کے لہجے میں ہاشم کی حشمت بھی ہے</text:span><text:span text:style-name="T1"><text:line-break/></text:span><text:span text:style-name="T1">ان کے تیور میں حمزہ کی ہیبت بھی ہے</text:span><text:span text:style-name="T1"><text:line-break/></text:span><text:span text:style-name="T1">ہر ادا ان کی عمران کا عکس ہے</text:span><text:span text:style-name="T1"><text:line-break/></text:span><text:span text:style-name="T1">ان کی بازوؤں میں جعفر کی طاقت بھی ہے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جن کے سائے میں اکبرؑ بھی پلتے رہے</text:span><text:span text:style-name="T1"><text:line-break/></text:span><text:span text:style-name="T1">حسن کا ایسا مین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نقلِ عظمت کا شیریں ثمر ہیں یہی</text:span><text:span text:style-name="T1"><text:line-break/></text:span><text:span text:style-name="T1">عصمتوں کے صدف کے گہر ہیں یہی</text:span><text:span text:style-name="T1"><text:line-break/></text:span><text:span text:style-name="T1">نور کی سدرۃ المنتہیٰ ہیں یہی</text:span><text:span text:style-name="T1"><text:line-break/></text:span><text:span text:style-name="T1">ہاشمی آسماں کے قمر ہیں یہی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جو علیؑ کی شجاعت کا وارث بھی ہے</text:span><text:span text:style-name="T1"><text:line-break/></text:span><text:span text:style-name="T1">ایسا اعلیٰ زمیند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ہل اَتیٰ اِنَّما کی جو مصداق ہے</text:span><text:span text:style-name="T1"><text:line-break/></text:span><text:span text:style-name="T1">وہ بھی غازی کے آنے کی مشتاق ہے</text:span><text:span text:style-name="T1"><text:line-break/></text:span><text:span text:style-name="T1">عرش سے فرش تک ان کی جاگیر ہے</text:span><text:span text:style-name="T1"><text:line-break/></text:span><text:span text:style-name="T1">ساری مخلوق ان کی گداگیر ہے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وہ دعائیں جو بی بیؑ نے سجدوں میں کیں</text:span><text:span text:style-name="T1"><text:line-break/></text:span><text:span text:style-name="T1">ان دعاؤں کا معی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صاحبِ تختِ عقل کی غیرت ہے یہ</text:span><text:span text:style-name="T1"><text:line-break/></text:span><text:span text:style-name="T1">اور چراغِ حریمِ شرافت ہے یہ</text:span><text:span text:style-name="T1"><text:line-break/></text:span><text:span text:style-name="T1">دُرِّ شہوار بحرِ سخاوت ہے یہ</text:span><text:span text:style-name="T1"><text:line-break/></text:span><text:span text:style-name="T1">حق تو یہ ہے کہ حق کی حقیقت ہے یہ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تم سے ملنے لحد میں علیؑ آئیں گے</text:span><text:span text:style-name="T1"><text:line-break/></text:span><text:span text:style-name="T1">بولو تنہائی میں اور کیا چاہیے</text:span><text:span text:style-name="T2"><text:line-break/></text:span><text:span text:style-name="T2"/></text:p>
              </table:table-cell>
              <table:table-cell>
                <text:p text:style-name="P1"><text:span text:style-name="T1">قبر کیا ہے اندھیرا سا گھر ہے جہاں</text:span><text:span text:style-name="T1"><text:line-break/></text:span><text:span text:style-name="T1">معرفت کے سوا کوئی سپنا نہیں</text:span><text:span text:style-name="T1"><text:line-break/></text:span><text:span text:style-name="T1">وہ بہت ہی اندھیری جگہ ہے وہاں</text:span><text:span text:style-name="T1"><text:line-break/></text:span><text:span text:style-name="T1">کوئی یاور نہیں کوئی اپنا نہیں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5.941cm" fo:page-height="209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3T08:15:39.845483100</meta:creation-date>
    <dc:date>2026-01-27T16:58:48.540993100</dc:date>
    <meta:editing-duration>PT5M26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